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6c2a" officeooo:paragraph-rsid="00126c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01850229053779694" text:style-name="L1">
        <text:list-item>
          <text:p text:style-name="P1">Sheet format error checking for recap. Specifically order of sheets in timesheet workbooks.</text:p>
        </text:list-item>
        <text:list-item>
          <text:p text:style-name="P1">Remove overtim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3:44:18.087921880</meta:creation-date>
    <dc:date>2014-06-30T13:45:17.744674322</dc:date>
    <meta:editing-duration>P0D</meta:editing-duration>
    <meta:editing-cycles>1</meta:editing-cycles>
    <meta:generator>LibreOffice/4.2.3.3$Linux_X86_64 LibreOffice_project/420m0$Build-3</meta:generator>
    <meta:document-statistic meta:table-count="0" meta:image-count="0" meta:object-count="0" meta:page-count="1" meta:paragraph-count="2" meta:word-count="17" meta:character-count="110" meta:non-whitespace-character-count="97"/>
  </office:meta>
</office:document-meta>
</file>